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6"/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0f2b3d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137861"/>
    </style:style>
    <style:style style:name="P8" style:family="paragraph" style:parent-style-name="Text_20_body" style:list-style-name="L7">
      <style:text-properties officeooo:paragraph-rsid="000f2b3d"/>
    </style:style>
    <style:style style:name="P9" style:family="paragraph" style:parent-style-name="Text_20_body">
      <style:text-properties officeooo:paragraph-rsid="000f2b3d"/>
    </style:style>
    <style:style style:name="P10" style:family="paragraph" style:parent-style-name="Text_20_body" style:list-style-name="L11"/>
    <style:style style:name="P11" style:family="paragraph" style:parent-style-name="Text_20_body" style:list-style-name="L11">
      <style:text-properties officeooo:paragraph-rsid="000f2b3d"/>
    </style:style>
    <style:style style:name="P12" style:family="paragraph" style:parent-style-name="Text_20_body" style:list-style-name="L12">
      <style:text-properties officeooo:paragraph-rsid="00137861"/>
    </style:style>
    <style:style style:name="P13" style:family="paragraph" style:parent-style-name="Text_20_body">
      <style:text-properties officeooo:paragraph-rsid="00137861"/>
    </style:style>
    <style:style style:name="P14" style:family="paragraph" style:parent-style-name="Text_20_body" style:list-style-name="L17"/>
    <style:style style:name="P15" style:family="paragraph" style:parent-style-name="Text_20_body" style:list-style-name="L17">
      <style:text-properties officeooo:paragraph-rsid="00137861"/>
    </style:style>
    <style:style style:name="P16" style:family="paragraph" style:parent-style-name="Text_20_body" style:list-style-name="L21"/>
    <style:style style:name="P17" style:family="paragraph" style:parent-style-name="Text_20_body" style:list-style-name="L23"/>
    <style:style style:name="P18" style:family="paragraph" style:parent-style-name="Text_20_body" style:list-style-name="L28"/>
    <style:style style:name="P19" style:family="paragraph" style:parent-style-name="Text_20_body" style:list-style-name="L30"/>
    <style:style style:name="P20" style:family="paragraph" style:parent-style-name="Text_20_body" style:list-style-name="L32"/>
    <style:style style:name="P21" style:family="paragraph" style:parent-style-name="Text_20_body" style:list-style-name="L34"/>
    <style:style style:name="P22" style:family="paragraph" style:parent-style-name="Text_20_body" style:list-style-name="L35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ol di Security Posture Assessment</text:p>
      <text:p text:style-name="Standard"/>
      <text:p text:style-name="P2">Introduzione al progetto</text:p>
      <text:p text:style-name="Text_20_body">Il progetto consiste nello sviluppo di un tool di analisi della postura di sicurezza di un dominio internet. L’obiettivo principale è quello di automatizzare la raccolta di informazioni di sicurezza utilizzando tecniche di OSINT (Open Source Intelligence), cioè analisi di dati pubblicamente disponibili senza effettuare attacchi attivi verso sistemi informatici.</text:p>
      <text:p text:style-name="Text_20_body">Il sistema permette di analizzare diversi aspetti della sicurezza di un’organizzazione, tra cui configurazione DNS, sicurezza dei certificati TLS, reputazione del dominio, esposizione dell’infrastruttura di rete e presenza di sottodomini pubblicamente visibili. Il tool calcola inoltre un punteggio di sicurezza e genera un report in formato PDF.</text:p>
      <text:p text:style-name="Text_20_body">Il progetto è stato sviluppato in Python perché è un linguaggio molto utilizzato in ambito cybersecurity grazie alla presenza di numerose librerie per la gestione di API, networking e analisi dati.</text:p>
      <text:p text:style-name="Text_20_body"/>
      <text:p text:style-name="P3"><text:span text:style-name="T1">Struttura del progetto</text:span> </text:p>
      <text:p text:style-name="Text_20_body">Ho organizzato il progetto seguendo un’architettura modulare, separando le diverse funzionalità in file differenti per migliorare leggibilità, mantenibilità e scalabilità del codice. </text:p>
      <text:p text:style-name="Text_20_body">La struttura è composta da:</text:p>
      <text:list text:style-name="L6">
        <text:list-item>
          <text:p text:style-name="P4">main.py → coordina tutte le analisi</text:p>
        </text:list-item>
        <text:list-item>
          <text:p text:style-name="P4">cartella modules → contiene i moduli di analisi</text:p>
        </text:list-item>
        <text:list-item>
          <text:p text:style-name="P4">cartella output → contiene i report PDF generati</text:p>
        </text:list-item>
        <text:list-item>
          <text:p text:style-name="P4">cartella history → può contenere analisi storiche</text:p>
        </text:list-item>
      </text:list>
      <text:p text:style-name="Text_20_body">Questo approccio segue il principio della separazione delle responsabilità software. </text:p>
      <text:p text:style-name="Text_20_body"/>
      <text:p text:style-name="P5">Librerie utilizzate</text:p>
      <text:p text:style-name="Text_20_body">Nel progetto ho utilizzato diverse librerie Python:</text:p>
      <text:list text:style-name="L7">
        <text:list-item>
          <text:p text:style-name="P8">Requests<text:line-break/>Serve per effettuare richieste HTTP verso servizi esterni come VirusTotal e crt.sh.</text:p>
        </text:list-item>
        <text:list-item>
          <text:p text:style-name="P8">dnspython<text:line-break/>Permette di effettuare interrogazioni DNS direttamente da codice Python senza utilizzare servizi esterni.</text:p>
        </text:list-item>
        <text:list-item>
          <text:p text:style-name="P8">shodan<text:line-break/>Permette di utilizzare l’API di Shodan per analizzare l’esposizione pubblica dell’infrastruttura di rete.</text:p>
        </text:list-item>
        <text:list-item>
          <text:p text:style-name="P8">python-dotenv<text:line-break/>Permette di gestire le chiavi API in modo sicuro attraverso un file .env separato dal codice.</text:p>
        </text:list-item>
        <text:list-item>
          <text:p text:style-name="P8"><text:soft-page-break/>reportlab<text:line-break/>Serve per generare automaticamente report in formato PDF.</text:p>
        </text:list-item>
        <text:list-item>
          <text:p text:style-name="P8">BeautifulSoup<text:line-break/>Può essere utilizzata per analizzare il contenuto HTML delle pagine web.</text:p>
        </text:list-item>
      </text:list>
      <text:p text:style-name="P9"/>
      <text:p text:style-name="P6">Gestione delle chiavi API</text:p>
      <text:p text:style-name="P9">Le chiavi API sono state gestite utilizzando un file .env per motivi di sicurezza.</text:p>
      <text:p text:style-name="Text_20_body">Le chiavi non devono mai essere inserite direttamente nel codice sorgente perché potrebbero essere pubblicate accidentalmente su repository pubbliche.</text:p>
      <text:p text:style-name="Text_20_body">Nel file config.py vengono caricate le variabili d’ambiente utilizzando la libreria dotenv.</text:p>
      <text:p text:style-name="Text_20_body">Le API utilizzate sono:</text:p>
      <text:list text:style-name="L11">
        <text:list-item>
          <text:p text:style-name="P11">Shodan API per analisi infrastruttura di rete</text:p>
        </text:list-item>
        <text:list-item>
          <text:p text:style-name="P10">VirusTotal API per analisi reputazione del dominio</text:p>
        </text:list-item>
      </text:list>
      <text:p text:style-name="Text_20_body"/>
      <text:p text:style-name="P5">Analisi DNS</text:p>
      <text:p text:style-name="Text_20_body">Ho sviluppato un modulo per l’analisi DNS utilizzando dnspython.</text:p>
      <text:p text:style-name="Text_20_body">Ho verificato la presenza dei record:</text:p>
      <text:list text:style-name="L12">
        <text:list-item>
          <text:p text:style-name="P12">SPF<text:line-break/>Serve per limitare i server autorizzati ad inviare email per conto del dominio, riducendo il rischio di spoofing.</text:p>
        </text:list-item>
        <text:list-item>
          <text:p text:style-name="P12">DMARC<text:line-break/>Definisce la politica di sicurezza per la gestione delle email non autentiche.</text:p>
        </text:list-item>
        <text:list-item>
          <text:p text:style-name="P12">DKIM (controllo base)<text:line-break/>Permette di verificare la presenza di firme digitali per autenticazione delle email.</text:p>
        </text:list-item>
      </text:list>
      <text:p text:style-name="P13"/>
      <text:p text:style-name="P7">Analisi certificati TLS</text:p>
      <text:p text:style-name="P13">Ho implementato un controllo dei certificati HTTPS utilizzando le librerie ssl e socket.</text:p>
      <text:p text:style-name="Text_20_body">Il sistema si connette al server sulla porta 443 e recupera le informazioni del certificato, controllando:</text:p>
      <text:list text:style-name="L17">
        <text:list-item>
          <text:p text:style-name="P15">Validità del certificato</text:p>
        </text:list-item>
        <text:list-item>
          <text:p text:style-name="P14">Data di scadenza</text:p>
        </text:list-item>
        <text:list-item>
          <text:p text:style-name="P14">Autorità certificatrice</text:p>
        </text:list-item>
      </text:list>
      <text:p text:style-name="Text_20_body">Un certificato scaduto o prossimo alla scadenza può rappresentare un rischio di sicurezza. </text:p>
      <text:p text:style-name="Text_20_body"/>
      <text:p text:style-name="P5"><text:soft-page-break/>Analisi reputazione del dominio</text:p>
      <text:p text:style-name="Text_20_body">Attraverso l’API di VirusTotal ho analizzato la reputazione del dominio verificando: </text:p>
      <text:list text:style-name="L21">
        <text:list-item>
          <text:p text:style-name="P16">Numero di rilevazioni malevole</text:p>
        </text:list-item>
        <text:list-item>
          <text:p text:style-name="P16">Numero di rilevazioni sospette</text:p>
        </text:list-item>
        <text:list-item>
          <text:p text:style-name="P16">Numero di rilevazioni sicure</text:p>
        </text:list-item>
      </text:list>
      <text:p text:style-name="Text_20_body">Questo permette di capire se il dominio è stato associato ad attività malevole in passato. </text:p>
      <text:p text:style-name="Text_20_body"/>
      <text:p text:style-name="P5">Analisi superficie di attacco</text:p>
      <text:p text:style-name="Text_20_body">Ho utilizzato crt.sh per estrarre i sottodomini pubblicamente associati al dominio.</text:p>
      <text:p text:style-name="Text_20_body">crt.sh è un servizio di certificate transparency che permette di visualizzare certificati SSL pubblici registrati.</text:p>
      <text:p text:style-name="Text_20_body">Questa analisi è utile per individuare:</text:p>
      <text:list text:style-name="L23">
        <text:list-item>
          <text:p text:style-name="P17">Sottodomini dimenticati</text:p>
        </text:list-item>
        <text:list-item>
          <text:p text:style-name="P17">Servizi esposti non monitorati</text:p>
        </text:list-item>
        <text:list-item>
          <text:p text:style-name="P17">Possibili shadow infrastructure</text:p>
        </text:list-item>
      </text:list>
      <text:p text:style-name="Text_20_body"/>
      <text:p text:style-name="P5">Analisi infrastruttura di rete</text:p>
      <text:p text:style-name="Text_20_body">Ho utilizzato Shodan per ottenere informazioni sull’infrastruttura pubblica del dominio.</text:p>
      <text:p text:style-name="Text_20_body">Shodan permette di identificare:</text:p>
      <text:list text:style-name="L28">
        <text:list-item>
          <text:p text:style-name="P18">Indirizzi IP pubblici</text:p>
        </text:list-item>
        <text:list-item>
          <text:p text:style-name="P18">Porte di rete esposte</text:p>
        </text:list-item>
        <text:list-item>
          <text:p text:style-name="P18">Servizi attivi</text:p>
        </text:list-item>
        <text:list-item>
          <text:p text:style-name="P18">Sistema operativo del server</text:p>
        </text:list-item>
      </text:list>
      <text:p text:style-name="Text_20_body">Queste informazioni aiutano a valutare la superficie di attacco esterna. </text:p>
      <text:p text:style-name="Text_20_body"/>
      <text:p text:style-name="P5">Analisi delle tecnologie web</text:p>
      <text:p text:style-name="Text_20_body">Il sistema può analizzare header HTTP per identificare:</text:p>
      <text:list xml:id="list1253420268" text:style-name="L30">
        <text:list-item>
          <text:p text:style-name="P19">Web server utilizzato</text:p>
        </text:list-item>
        <text:list-item>
          <text:p text:style-name="P19">Framework backend</text:p>
        </text:list-item>
        <text:list-item>
          <text:p text:style-name="P19">CMS utilizzati</text:p>
        </text:list-item>
      </text:list>
      <text:p text:style-name="Text_20_body">Questa analisi è utile per identificare tecnologie obsolete o potenzialmente vulnerabili.</text:p>
      <text:p text:style-name="Text_20_body"/>
      <text:p text:style-name="P5"><text:soft-page-break/>Sistema di valutazione del rischio</text:p>
      <text:p text:style-name="Text_20_body">Ho sviluppato un sistema di scoring che parte da 100 punti e riduce il punteggio in base ai rischi individuati.</text:p>
      <text:p text:style-name="Text_20_body">Il punteggio viene ridotto in caso di:</text:p>
      <text:list xml:id="list3711929538" text:style-name="L32">
        <text:list-item>
          <text:p text:style-name="P20">Mancanza di SPF o DMARC</text:p>
        </text:list-item>
        <text:list-item>
          <text:p text:style-name="P20">Certificato TLS non valido o in scadenza</text:p>
        </text:list-item>
        <text:list-item>
          <text:p text:style-name="P20">Presenza di malware rilevato</text:p>
        </text:list-item>
        <text:list-item>
          <text:p text:style-name="P20">Troppi sottodomini pubblici</text:p>
        </text:list-item>
      </text:list>
      <text:p text:style-name="Text_20_body">Il punteggio finale permette di classificare il livello di sicurezza del dominio.</text:p>
      <text:p text:style-name="Text_20_body"/>
      <text:p text:style-name="P5">Generazione report</text:p>
      <text:p text:style-name="Text_20_body">Ho sviluppato un sistema di generazione automatica di report in formato PDF.</text:p>
      <text:p text:style-name="Text_20_body">Il report contiene:</text:p>
      <text:list xml:id="list2226111008" text:style-name="L34">
        <text:list-item>
          <text:p text:style-name="P21">Nome del dominio</text:p>
        </text:list-item>
        <text:list-item>
          <text:p text:style-name="P21">Security score</text:p>
        </text:list-item>
        <text:list-item>
          <text:p text:style-name="P21">Lista dei rischi individuati</text:p>
        </text:list-item>
        <text:list-item>
          <text:p text:style-name="P21">Consigli di sicurezza</text:p>
        </text:list-item>
      </text:list>
      <text:p text:style-name="Text_20_body">I report vengono salvati automaticamente con il nome del dominio per evitare sovrascritture.</text:p>
      <text:p text:style-name="Text_20_body"/>
      <text:p text:style-name="P5">Controllo versionamento con Git e GitHub</text:p>
      <text:p text:style-name="Text_20_body">Durante lo sviluppo ho utilizzato Git come sistema di controllo versione.</text:p>
      <text:p text:style-name="Text_20_body">Ho inizializzato un repository locale, effettuato commit progressivi durante lo sviluppo dei moduli e successivamente ho collegato il progetto ad un repository remoto su GitHub.</text:p>
      <text:p text:style-name="Text_20_body">Questo permette di mantenere una cronologia delle modifiche e facilitare la gestione dello sviluppo software.</text:p>
      <text:p text:style-name="Text_20_body"/>
      <text:p text:style-name="P5">Limiti del progetto</text:p>
      <text:p text:style-name="Text_20_body">Il progetto presenta alcune limitazioni:</text:p>
      <text:list text:style-name="L35">
        <text:list-item>
          <text:p text:style-name="P22">L’analisi è basata solo su dati pubblicamente disponibili</text:p>
        </text:list-item>
        <text:list-item>
          <text:p text:style-name="P22">Non sostituisce un penetration test completo</text:p>
        </text:list-item>
        <text:list-item>
          <text:p text:style-name="P22">I risultati possono essere incompleti</text:p>
        </text:list-item>
      </text:list>
      <text:p text:style-name="Text_20_body">Il tool rappresenta un primo livello di valutazione della sicurezz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maso Cancian</meta:initial-creator>
    <meta:creation-date>2026-02-25T10:48:28.823000000</meta:creation-date>
    <dc:date>2026-02-25T11:02:57.523000000</dc:date>
    <dc:creator>Tommaso Cancian</dc:creator>
    <meta:editing-duration>PT14M19S</meta:editing-duration>
    <meta:editing-cycles>22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94" meta:word-count="876" meta:character-count="5920" meta:non-whitespace-character-count="5173"/>
  </office:meta>
</office:document-meta>
</file>